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edd4d"/>
    </style:style>
    <style:style style:name="P2" style:family="paragraph" style:parent-style-name="Preformatted_20_Text">
      <style:text-properties officeooo:paragraph-rsid="001edd4d"/>
    </style:style>
    <style:style style:name="P3" style:family="paragraph" style:parent-style-name="Preformatted_20_Text">
      <style:text-properties officeooo:paragraph-rsid="001f3130"/>
    </style:style>
    <style:style style:name="T1" style:family="text">
      <style:text-properties fo:color="#800000"/>
    </style:style>
    <style:style style:name="T2" style:family="text">
      <style:text-properties fo:color="#0000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</text:p>
      <text:p text:style-name="P1"/>
      <text:p text:style-name="P3">Here is some random text. <text:span text:style-name="T1">Here is that text in red. </text:span></text:p>
      <text:p text:style-name="P3"><text:span text:style-name="T1"/></text:p>
      <text:p text:style-name="P3"><text:span text:style-name="T1">Here is a aasdfasdf saf d asdfas d</text:span><text:span text:style-name="T2">f asdfsadf asdfasdfasdfasfdasdfsafsadf;lk;lkj</text:span></text:p>
      <text:p text:style-name="P3"><text:span text:style-name="T2"/></text:p>
      <text:p text:style-name="P3"><text:span text:style-name="T2">;laksdfj;lskdfjasdfasdfsadfaasdfsadfasfadfsadfasdfdfdfsadassdfadfsassfsdfsfsdfsadffssaadfsafsasasdfsfd </text:span></text:p>
      <text:p text:style-name="P3"><text:span text:style-name="T2"/></text:p>
      <text:p text:style-name="P3"><text:span text:style-name="T2">sadfasdf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AR PL UMing HK1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0T14:48:19</dc:date>
    <dc:creator>Lukas Kohlhase</dc:creator>
    <meta:generator>LibreOffice/4.0.4.2$Linux_X86_64 LibreOffice_project/400m0$Build-2</meta:generator>
    <meta:editing-duration>P0D</meta:editing-duration>
    <meta:editing-cycles>1</meta:editing-cycles>
    <meta:document-statistic meta:table-count="0" meta:image-count="0" meta:object-count="0" meta:page-count="1" meta:paragraph-count="5" meta:word-count="25" meta:character-count="254" meta:non-whitespace-character-count="232"/>
  </office:meta>
</office:document-meta>
</file>